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399100" calcext:value-type="float">
            <text:p>399100</text:p>
          </table:table-cell>
          <table:table-cell office:value-type="float" office:value="213300" calcext:value-type="float">
            <text:p>2133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384000" calcext:value-type="float">
            <text:p>-384000</text:p>
          </table:table-cell>
          <table:table-cell office:value-type="float" office:value="-209700" calcext:value-type="float">
            <text:p>-2097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5100" calcext:value-type="float">
            <text:p>151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8000" calcext:value-type="float">
            <text:p>8000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Osakkeiden määrä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61300" calcext:value-type="float">
            <text:p>161300</text:p>
          </table:table-cell>
          <table:table-cell office:value-type="float" office:value="148000" calcext:value-type="float">
            <text:p>148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56400" calcext:value-type="float">
            <text:p>56400</text:p>
          </table:table-cell>
          <table:table-cell office:value-type="float" office:value="37100" calcext:value-type="float">
            <text:p>371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17700" calcext:value-type="float">
            <text:p>217700</text:p>
          </table:table-cell>
          <table:table-cell office:value-type="float" office:value="185100" calcext:value-type="float">
            <text:p>1851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97800" calcext:value-type="float">
            <text:p>97800</text:p>
          </table:table-cell>
          <table:table-cell office:value-type="float" office:value="92100" calcext:value-type="float">
            <text:p>921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19900" calcext:value-type="float">
            <text:p>119900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17700" calcext:value-type="float">
            <text:p>217700</text:p>
          </table:table-cell>
          <table:table-cell office:value-type="float" office:value="185100" calcext:value-type="float">
            <text:p>185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59:25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5S</meta:editing-duration>
    <meta:editing-cycles>3</meta:editing-cycles>
    <meta:generator>LibreOffice/5.4.2.2$Windows_X86_64 LibreOffice_project/22b09f6418e8c2d508a9eaf86b2399209b0990f4</meta:generator>
    <dc:date>2017-11-22T11:59:49.411000000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